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86.68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4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eact</text:p>
          </table:table-cell>
          <table:table-cell table:formula="of:=202+186" office:value-type="float" office:value="388" calcext:value-type="float">
            <text:p>3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yled-components</text:p>
          </table:table-cell>
          <table:table-cell table:formula="of:=114+21"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@storybook/addon-info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@storybook/addon-knobs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@storybook/react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i</text:p>
          </table:table-cell>
          <table:table-cell table:formula="of:=39+34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ct-redux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ct-apollo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ct-router-dom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@storybook/addon-actions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ct-loadable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dash/last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ct-router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6-erro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ct-motion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xio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dash/map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ct-collaps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xios/lib/adapters/http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s-math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dash/rang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dash/reduc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ck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da/es/F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da/es/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ct-dom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ct-motion/lib/Type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at-inpu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qplib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ync/parallelLimi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ync/retr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or-differenc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oki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e-fns/get_tim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e-fns/is_pas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ob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m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-json-fil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dash/compac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dash/findLas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dash/flatMap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dash/initia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dash/intersec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dash/isNi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dash/mapValu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dash/som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dash/uniqueI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dash/valu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dash/withou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godb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ct-container-quer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ct-dropzo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ct-hammerj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ct-measur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ct-photoswip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ct-photoswipe/lib/photoswipe.cs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itize.css/sanitize.cs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data.A1:data.B5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2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19-11-02T20:51:58.997616459</dc:date>
    <dc:creator>Jonathan Gruber</dc:creator>
    <meta:editing-duration>PT10M5S</meta:editing-duration>
    <meta:editing-cycles>2</meta:editing-cycles>
    <meta:generator>LibreOffice/6.3.2.2$Linux_X86_64 LibreOffice_project/30$Build-2</meta:generator>
    <meta:document-statistic meta:table-count="1" meta:cell-count="114" meta:object-count="0"/>
  </office:meta>
</office:document-meta>
</file>